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officeooo:rsid="0004afe4" officeooo:paragraph-rsid="0004afe4" style:font-size-asian="15.75pt" style:font-size-complex="18pt"/>
    </style:style>
    <style:style style:name="P2" style:family="paragraph" style:parent-style-name="Standard">
      <style:text-properties fo:font-size="18pt" fo:language="en" fo:country="US" fo:font-weight="bold" officeooo:rsid="0004afe4" officeooo:paragraph-rsid="0004afe4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5pt" fo:language="en" fo:country="US" officeooo:rsid="0004afe4" officeooo:paragraph-rsid="0004afe4" style:font-size-asian="13.1000003814697pt" style:font-size-complex="15pt"/>
    </style:style>
    <style:style style:name="P4" style:family="paragraph" style:parent-style-name="Standard">
      <style:text-properties fo:font-size="15pt" fo:language="en" fo:country="US" fo:font-weight="bold" officeooo:rsid="0004afe4" officeooo:paragraph-rsid="0004afe4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04afe4" officeooo:paragraph-rsid="0004afe4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language="en" fo:country="US" fo:font-weight="normal" officeooo:rsid="0004afe4" officeooo:paragraph-rsid="0004afe4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US" fo:font-weight="normal" officeooo:rsid="00065b8a" officeooo:paragraph-rsid="00065b8a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fo:font-weight="normal" officeooo:rsid="0006fb3d" officeooo:paragraph-rsid="0006fb3d" style:font-size-asian="13.1000003814697pt" style:font-weight-asian="normal" style:font-size-complex="15pt" style:font-weight-complex="normal"/>
    </style:style>
    <style:style style:name="T1" style:family="text">
      <style:text-properties officeooo:rsid="0006fb3d"/>
    </style:style>
    <style:style style:name="T2" style:family="text">
      <style:text-properties officeooo:rsid="00086925"/>
    </style:style>
    <style:style style:name="T3" style:family="text">
      <style:text-properties fo:font-size="15pt" officeooo:rsid="00086925" style:font-size-asian="15pt" style:font-size-complex="15pt"/>
    </style:style>
    <style:style style:name="T4" style:family="text">
      <style:text-properties fo:font-size="15pt" fo:font-weight="bold" officeooo:rsid="00086925" style:font-size-asian="15pt" style:font-weight-asian="bold" style:font-size-complex="15pt" style:font-weight-complex="bold"/>
    </style:style>
    <style:style style:name="T5" style:family="text">
      <style:text-properties officeooo:rsid="00086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4">Name : Panneerselvam N</text:span></text:p>
      <text:p text:style-name="P5"><text:tab/><text:tab/><text:span text:style-name="T2">Role : Research Intern – Inspect</text:span></text:p>
      <text:p text:style-name="P5"><text:tab/><text:tab/><text:span text:style-name="T2">Date : 17/06/2021</text:span></text:p>
      <text:p text:style-name="P5"/>
      <text:p text:style-name="P2">Task : Data Collection (Tower inspection)</text:p>
      <text:p text:style-name="P1"/>
      <text:p text:style-name="P3">Today i have collected the following datasets.</text:p>
      <text:p text:style-name="P3"/>
      <text:p text:style-name="P4">Web Scrapping :</text:p>
      <text:p text:style-name="P6">I have used chrome extension called Image Downloader – Image eye for web scrapping.</text:p>
      <text:p text:style-name="P6"/>
      <text:p text:style-name="P7">Collected Datasets :</text:p>
      <text:p text:style-name="P7"/>
      <text:p text:style-name="P6">General Insulators – 347 <text:span text:style-name="T5">images</text:span></text:p>
      <text:p text:style-name="P6">Pin Insulators – 294 <text:span text:style-name="T5">images</text:span></text:p>
      <text:p text:style-name="P6">Suspension type insulator – 500 <text:span text:style-name="T5">images</text:span></text:p>
      <text:p text:style-name="P6">Damaged Insulator – 22 <text:span text:style-name="T5">images</text:span></text:p>
      <text:p text:style-name="P6">Bird’s nest in cell tower – 145 <text:span text:style-name="T5">images</text:span></text:p>
      <text:p text:style-name="P6"/>
      <text:p text:style-name="P6">Initially above category images contains some unwanted data , I had manually visited and cleaned them.</text:p>
      <text:p text:style-name="P6"/>
      <text:p text:style-name="P4">Video to Image :</text:p>
      <text:p text:style-name="P7">I have converted video to image using python script with opencv. <text:s/><text:span text:style-name="T1">Downloaded video from youtube , facebook , and some web sites.</text:span></text:p>
      <text:p text:style-name="P7"/>
      <text:p text:style-name="P8">Birds nest in Power Line – 7<text:span text:style-name="T5">9 images</text:span></text:p>
      <text:p text:style-name="P8">Bird’s nest in Telecom Tower – 121 <text:span text:style-name="T5">images</text:span>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20:39:16.819318333</meta:creation-date>
    <dc:date>2021-06-17T21:11:17.269749172</dc:date>
    <meta:editing-duration>PT18M5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24" meta:character-count="768" meta:non-whitespace-character-count="646"/>
  </office:meta>
</office:document-meta>
</file>